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8ba2b"/>
    </style:style>
    <style:style style:name="P2" style:family="paragraph" style:parent-style-name="Text_20_body">
      <style:text-properties officeooo:paragraph-rsid="001c0ea7"/>
    </style:style>
    <style:style style:name="P3" style:family="paragraph" style:parent-style-name="Text_20_body">
      <style:text-properties fo:font-size="12pt" fo:font-weight="normal" officeooo:paragraph-rsid="00172b93"/>
    </style:style>
    <style:style style:name="P4" style:family="paragraph" style:parent-style-name="Text_20_body">
      <style:text-properties fo:font-size="12pt" fo:font-weight="normal" officeooo:rsid="002356b3" officeooo:paragraph-rsid="00255f7f"/>
    </style:style>
    <style:style style:name="P5" style:family="paragraph" style:parent-style-name="Text_20_body">
      <style:text-properties fo:font-size="12pt" fo:font-weight="normal" officeooo:rsid="002356b3" officeooo:paragraph-rsid="0026f51c"/>
    </style:style>
    <style:style style:name="P6" style:family="paragraph" style:parent-style-name="Text_20_body">
      <style:text-properties fo:font-size="12pt" fo:font-weight="normal" officeooo:paragraph-rsid="002356b3"/>
    </style:style>
    <style:style style:name="P7" style:family="paragraph" style:parent-style-name="Text_20_body">
      <style:text-properties fo:font-size="12pt" fo:font-weight="normal" officeooo:rsid="0023e5e9" officeooo:paragraph-rsid="0023e5e9"/>
    </style:style>
    <style:style style:name="P8" style:family="paragraph" style:parent-style-name="Text_20_body">
      <style:text-properties fo:font-size="12pt" fo:font-weight="normal" officeooo:paragraph-rsid="00255f7f"/>
    </style:style>
    <style:style style:name="P9" style:family="paragraph" style:parent-style-name="Text_20_body">
      <style:text-properties fo:font-size="12pt" fo:font-weight="normal" officeooo:rsid="0020aed3" officeooo:paragraph-rsid="0020aed3" style:font-size-asian="12pt" style:font-weight-asian="normal" style:font-size-complex="12pt" style:font-weight-complex="normal"/>
    </style:style>
    <style:style style:name="P10" style:family="paragraph" style:parent-style-name="Text_20_body">
      <style:text-properties fo:font-size="12pt" fo:font-weight="normal" officeooo:rsid="0020aed3" officeooo:paragraph-rsid="00172b93" style:font-size-asian="12pt" style:font-weight-asian="normal" style:font-size-complex="12pt" style:font-weight-complex="normal"/>
    </style:style>
    <style:style style:name="P11" style:family="paragraph" style:parent-style-name="Text_20_body">
      <style:text-properties fo:font-size="12pt" fo:font-weight="normal" officeooo:rsid="002356b3" officeooo:paragraph-rsid="002356b3" style:font-size-asian="12pt" style:font-weight-asian="normal" style:font-size-complex="12pt" style:font-weight-complex="normal"/>
    </style:style>
    <style:style style:name="P12" style:family="paragraph" style:parent-style-name="Text_20_body">
      <style:text-properties fo:font-size="15pt" fo:font-weight="bold" officeooo:rsid="001edac0" officeooo:paragraph-rsid="00172b93" style:font-size-asian="15pt" style:font-weight-asian="bold" style:font-size-complex="15pt" style:font-weight-complex="bold"/>
    </style:style>
    <style:style style:name="P13" style:family="paragraph" style:parent-style-name="Text_20_body">
      <style:paragraph-properties fo:text-align="start" style:justify-single-word="false"/>
      <style:text-properties officeooo:paragraph-rsid="0032d288"/>
    </style:style>
    <style:style style:name="P14" style:family="paragraph" style:parent-style-name="Standard">
      <style:text-properties officeooo:rsid="0030dc3c" officeooo:paragraph-rsid="0030dc3c"/>
    </style:style>
    <style:style style:name="P15" style:family="paragraph" style:parent-style-name="Text_20_body">
      <style:text-properties fo:font-size="12pt" fo:font-weight="normal" officeooo:rsid="0023e5e9" officeooo:paragraph-rsid="0023e5e9" style:font-size-asian="12pt" style:font-weight-asian="normal" style:font-size-complex="12pt" style:font-weight-complex="normal"/>
    </style:style>
    <style:style style:name="P16" style:family="paragraph" style:parent-style-name="Text_20_body">
      <style:text-properties fo:font-size="12pt" fo:font-weight="normal" officeooo:rsid="00385817" officeooo:paragraph-rsid="00385817" style:font-size-asian="12pt" style:font-weight-asian="normal" style:font-size-complex="12pt" style:font-weight-complex="normal"/>
    </style:style>
    <style:style style:name="P17" style:family="paragraph" style:parent-style-name="Text_20_body">
      <style:text-properties fo:font-size="12pt" fo:font-weight="normal" officeooo:rsid="00385817" officeooo:paragraph-rsid="003c8e12" style:font-size-asian="12pt" style:font-weight-asian="normal" style:font-size-complex="12pt" style:font-weight-complex="normal"/>
    </style:style>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T11" style:family="text">
      <style:text-properties officeooo:rsid="003881ff"/>
    </style:style>
    <style:style style:name="T12" style:family="text">
      <style:text-properties officeooo:rsid="0039035e"/>
    </style:style>
    <style:style style:name="T13" style:family="text">
      <style:text-properties officeooo:rsid="003c8e12"/>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14"><text:tab/>Pierwotnie handel polegał na wymanie towarów. Żywność za żywność, przysługa za przysługę, przedmiot za przedmiot. Dopiero w 700 roku p.n.e wprowadzono pierwsze monety.</text:p>
      <text:p text:style-name="P14">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P13"><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text:span><text:soft-page-break/><text:span text:style-name="T1">uzytkownikowi zaoszczedzic jak najwiecej piniedzy i pokazac jego postepy w przyjemnej dla oka formie.</text:span></text:p>
      <text:p text:style-name="P2"><text:s text:c="11"/></text:p>
      <text:p text:style-name="P1"/>
      <text:p text:style-name="P1"/>
      <text:p text:style-name="P12">Oszczedzanie i zarzadzanie wlasnymi wydatkami </text:p>
      <text:p text:style-name="P8"><text:span text:style-name="T2"><text:s text:c="2"/></text:span><text:span text:style-name="T8">Gównym sposobem oszczedzania i kontrolowania wydatków jest jakże prosty sposób i niezawodny mówiacy zapisuj wszystko to na wydajesz i ile.</text:span></text:p>
      <text:p text:style-name="P8"><text:span text:style-name="T8"><text:s/></text:span><text:span text:style-name="T3">Do ogarniecia wlasnych wydatkow </text:span><text:span text:style-name="T8">i</text:span><text:span text:style-name="T3"> zapisywaniu ich zainspirowala mnie ksiazka „finansowy ninija” napisana przez Michała Szafrańskiego. Dzieki wymienionych przez niego sposobow, wresznie zyskujemy kontrole nad wlasnymi wydatkami i </text:span><text:span text:style-name="T8">zaczynamy oszczędzać</text:span><text:span text:style-name="T3">. </text:span></text:p>
      <text:p text:style-name="P3"><text:span text:style-name="T3"><text:s text:c="4"/></text:span><text:span text:style-name="T8">Najgorzej jest</text:span><text:span text:style-name="T3"> doprowadzac do sytluacji gdzie wiecej </text:span><text:span text:style-name="T4">wydajmy</text:span><text:span text:style-name="T3"> niz zarabia</text:span><text:span text:style-name="T4">my, </text:span><text:span text:style-name="T8">zadłużamy się i żyjemy w niepewności od wypłaty do wypłaty.</text:span><text:span text:style-name="T3"> </text:span><text:span text:style-name="T4">Planowanie z wybrzedzeniem na co bedziemy wydawac w nastepnym miesiacu </text:span><text:span text:style-name="T8">i zapisywanie bierzach wydatków czymając sie ustalonego planu </text:span><text:span text:style-name="T4">pozwala </text:span><text:span text:style-name="T8">ośiągnąć kontrole nad własnym bezpieczenstwem finansowym</text:span><text:span text:style-name="T4">. </text:span></text:p>
      <text:p text:style-name="P8"><text:span text:style-name="T4"><text:tab/>Jednym z najskuteczniejszych sposobow proponowanych przez Michała </text:span><text:span text:style-name="T8">Szafrańskiego</text:span><text:span text:style-name="T5"> </text:span><text:span text:style-name="T8">który</text:span><text:span text:style-name="T5"> </text:span><text:span text:style-name="T8">stanowi głowną funkcjonalność dla mojej aplikacji</text:span><text:span text:style-name="T4"> jest dzelenie swoich wydatkow na dziedziny </text:span><text:span text:style-name="T5">w zaleznosci od swoich potrzeb, priotytetow i stylu życia</text:span><text:span text:style-name="T4"> np. </text:span><text:span text:style-name="T5">t</text:span><text:span text:style-name="T4">akie jak jedzenie, ruchunki, transport, wydatki nieregularne, niezaleznosc finsowa, ubrania, wakacje, przyjemnosci, rozwoj osobisty</text:span><text:span text:style-name="T8"> czy długi. </text:span><text:span text:style-name="T4">Dla kazdej z tych dziedzn ustalamy miesieczny procent </text:span><text:span text:style-name="T8">dochodów</text:span><text:span text:style-name="T4"> jaki chcemy przeznaczyc na kazda z </text:span><text:span text:style-name="T5">nich</text:span><text:span text:style-name="T4">. </text:span></text:p>
      <text:p text:style-name="P6"><text:span text:style-name="T4">P</text:span><text:span text:style-name="T6">rzyklad:</text:span></text:p>
      <text:p text:style-name="P9"><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P4"><text:span text:style-name="T8"><text:tab/>Jeśli posiadamy długi warto zacząć od nich i uwzględnić ję także jako istotną dziedzine. Gdyż gł</text:span><text:span text:style-name="T2">own</text:span><text:span text:style-name="T8">ą zaletą</text:span><text:span text:style-name="T2"> oszczedzania jest uzyskanie w przyszłości niezależnośći finansowej. </text:span><text:span text:style-name="T8">Dobrą</text:span><text:span text:style-name="T7"> opcja jest</text:span><text:span text:style-name="T2"> </text:span><text:span text:style-name="T9">też </text:span><text:span text:style-name="T2">zaczać od </text:span><text:span text:style-name="T8">prostego </text:span><text:span text:style-name="T2">celu </text:span><text:span text:style-name="T8">ktorym może być</text:span><text:span text:style-name="T2"> uzbiera</text:span><text:span text:style-name="T7">ni</text:span><text:span text:style-name="T8">e</text:span><text:span text:style-name="T2"> tyl</text:span><text:span text:style-name="T7">u</text:span><text:span text:style-name="T2"> piniędzy żeby moć przeżyć bez dochodów przez n</text:span><text:span text:style-name="T8">aprzyklad</text:span><text:span text:style-name="T2"> </text:span><text:span text:style-name="T8">r</text:span><text:span text:style-name="T2">ok </text:span><text:span text:style-name="T9">czy</text:span><text:span text:style-name="T8"> dw</text:span><text:span text:style-name="T9">a</text:span><text:span text:style-name="T8"> w zaleznosci od </text:span><text:span text:style-name="T9">naszych </text:span><text:span text:style-name="T8">priorytetow</text:span><text:span text:style-name="T2"> co daje nam poczucie bezpieczeństwa i niezależności.</text:span></text:p>
      <text:p text:style-name="P5"><text:span text:style-name="T2"><text:s/>Dlatego </text:span><text:span text:style-name="T9">w mojej tabelce pojawia sie </text:span><text:span text:style-name="T2">istotna dziedzin </text:span><text:span text:style-name="T9">związana z </text:span><text:span text:style-name="T2">oszczedności</text:span><text:span text:style-name="T9">aami</text:span><text:span text:style-name="T2"> „niezależność finansowa” </text:span><text:span text:style-name="T9">i na ten cel tam są gównie odkładane piniądze</text:span><text:span text:style-name="T2">, druga </text:span><text:span text:style-name="T9">dość ważną dziedziną są</text:span><text:span text:style-name="T2"> „wydatki nieregularne”, </text:span><text:span text:style-name="T9">czyli</text:span><text:span text:style-name="T2"> wydatki na rzeczy typu : ubezpieczenia, </text:span><text:span text:style-name="T9">wieksze zaupy czy</text:span><text:span text:style-name="T2"> nagle wypadki gdzie potrzebujemy pilnie wyciagnąc wieksza kwotę z konta. </text:span><text:span text:style-name="T9">Unikamy przez to pożyczek i wyciągania piniędzy z lokat gdyż jesteśmy przygotowani na czarną godzinę.</text:span></text:p>
      <text:p text:style-name="P5"><text:soft-page-break/><text:span text:style-name="T2"><text:s/>Inne dziedziny są w miare dowlne </text:span><text:span text:style-name="T9">i zależą od idywidualności osoby</text:span><text:span text:style-name="T2">, może być to nawet</text:span><text:span text:style-name="T9"> dziedzina</text:span><text:span text:style-name="T2"> „samochód” </text:span><text:span text:style-name="T7">jako cel kupienia sobie nowej zabawki. Warto nie zapominac o </text:span><text:span text:style-name="T9">ż</text:span><text:span text:style-name="T7">adnej </text:span><text:span text:style-name="T9">z</text:span><text:span text:style-name="T7"> dziedzin </text:span><text:span text:style-name="T9">naszego</text:span><text:span text:style-name="T7"> życia </text:span><text:span text:style-name="T9">takie</text:span><text:span text:style-name="T7"> jak </text:span><text:span text:style-name="T9">odpoczynek i </text:span><text:span text:style-name="T7">przeznaczenie troche oszczednosci na </text:span><text:span text:style-name="T9">wakacje</text:span><text:span text:style-name="T7"> czy wlasne zachcianki </text:span><text:span text:style-name="T9">w miare możliwości. </text:span><text:span text:style-name="T7">Dzięki te</text:span><text:span text:style-name="T10">kiemu zapisowi</text:span><text:span text:style-name="T7"> <text:s/>nie wydajemy</text:span><text:span text:style-name="T10"> z</text:span><text:span text:style-name="T7">byt duzo na rzeczy nam tak <text:s/>naprawde nie potrzebne. </text:span></text:p>
      <text:p text:style-name="P7"><text:span text:style-name="T2"><text:s text:c="4"/>Aplikcja Mobilna Buzet domowy da mozliwos uzytownikowi przestania korzystania z kartki papieru i nudnych tablek </text:span><text:span text:style-name="T10">do zapisów wydatków.</text:span><text:span text:style-name="T2"> </text:span><text:span text:style-name="T10">Zapewni</text:span><text:span text:style-name="T2"> w ten sposob </text:span><text:span text:style-name="T10">przyjemny i prosty w opsludze interface umozliwjacy notowanie swoich wydatkow i planownie ich jak w powyzszym przykladzie oraz oglądanie swoich wydatków na wykresach.</text:span></text:p>
      <text:p text:style-name="P15"/>
      <text:p text:style-name="P16">Dalszy plan rozwoju aplikacji.</text:p>
      <text:p text:style-name="P17">Aplikacja budżet domowy może być rozwijana pod wieloma względami. Zarządzanie finansami jest <text:s/>rozległym tematem. Można wprowadzić do niej inne pomocne techniki oszczędzania. <text:span text:style-name="T13">Naprzykład lista rzeczy do kupienia czy oszczeżenia gdy będziemy zbliżać się do jakiegoś limitu. </text:span>Jedn<text:span text:style-name="T11">ą</text:span> z funkcjonalności jak<text:span text:style-name="T11">iej</text:span> b<text:span text:style-name="T11">rakuje obecnie to</text:span> <text:span text:style-name="T11">dodatkowy</text:span> pane<text:span text:style-name="T11">l oszczedzania</text:span>. <text:span text:style-name="T11">Bedzie on pokazywał</text:span> statystyk<text:span text:style-name="T11">i</text:span> do podglądania bardziej szczegółowych postępów w oszczędzaniu. Aplikacja <text:span text:style-name="T11">w tym momencie </text:span>skupia się w gównej mierze na wydatkach. Użytkownicy <text:span text:style-name="T11">oprócz wydawnia również</text:span> <text:span text:style-name="T11">odkładają piniądze</text:span>. Maja zawsze w tym jakiś cel. Jedni zbieraja na samochód, drudzy na nową konsole a trzeci na czarną g<text:span text:style-name="T11">o</text:span>dzine. Użytkownik będzie <text:span text:style-name="T11">mógł</text:span> wprowadzać swoje cele i łąnczyć je z wybrana kategorią. Aplikacja będzie wyliczać użytkownikowi czas w jakim osiagnie swój cel. <text:span text:style-name="T11">Wykorzysta do tego wcześniejsze statystyki</text:span>. Dzięki język<text:span text:style-name="T11">owi</text:span> python po stronie <text:span text:style-name="T11">serwera</text:span> zostanie<text:span text:style-name="T11"> </text:span>wprowadzona sztuczna inteligencja. <text:span text:style-name="T11">Serwer</text:span> będzie <text:span text:style-name="T13">miał możliwość</text:span> ucz<text:span text:style-name="T13">enia się jak użytkownik planuje swoje wydatki oraz jak je potem wydaje</text:span>. Dzięki temu <text:span text:style-name="T13">robot</text:span> bedzie mogł proponować użytkownikowi nowe, <text:span text:style-name="T12">lepsze</text:span> rozwiązania i <text:span text:style-name="T13">podpowiadać</text:span> w planowaniu. <text:span text:style-name="T13">Dużą zaletą na przyłość będzie łanczenie sie aplikacji z bankami. Co usprawni wpisywanie wydatków. </text:span></text:p>
      <text:p text:style-name="P11"><text:s text:c="2"/></text:p>
      <text:p text:style-name="P10"/>
      <text:p text:style-name="P10"/>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6T17:52:52.322810050</dc:date>
    <meta:editing-duration>PT1H10M16S</meta:editing-duration>
    <meta:editing-cycles>11</meta:editing-cycles>
    <meta:generator>LibreOffice/5.4.7.2$Linux_X86_64 LibreOffice_project/40$Build-2</meta:generator>
    <meta:document-statistic meta:table-count="0" meta:image-count="0" meta:object-count="1" meta:page-count="3" meta:paragraph-count="18" meta:word-count="1120" meta:character-count="8074" meta:non-whitespace-character-count="68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